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79ab" officeooo:paragraph-rsid="000879ab"/>
    </style:style>
    <style:style style:name="P2" style:family="paragraph" style:parent-style-name="Standard">
      <style:text-properties officeooo:rsid="0009c5e8" officeooo:paragraph-rsid="0009c5e8"/>
    </style:style>
    <style:style style:name="P3" style:family="paragraph" style:parent-style-name="Standard">
      <style:text-properties officeooo:rsid="000afbf6" officeooo:paragraph-rsid="000afbf6"/>
    </style:style>
    <style:style style:name="P4" style:family="paragraph" style:parent-style-name="Text_20_body">
      <style:text-properties officeooo:rsid="000afbf6" officeooo:paragraph-rsid="000879ab"/>
    </style:style>
    <style:style style:name="T1" style:family="text">
      <style:text-properties officeooo:rsid="0009c5e8"/>
    </style:style>
    <style:style style:name="T2" style:family="text">
      <style:text-properties officeooo:rsid="000afbf6"/>
    </style:style>
    <style:style style:name="T3" style:family="text">
      <style:text-properties officeooo:rsid="000cfa0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i Dr. Wong,</text:p>
      <text:p text:style-name="Text_20_body">For the final project I want to implement a solution to the point-in-polygon problem (<text:a xlink:type="simple" xlink:href="https://en.wikipedia.org/wiki/Point_in_polygon" text:style-name="Internet_20_link" text:visited-style-name="Visited_20_Internet_20_Link">https://en.wikipedia.org/wiki/Point_in_polygon</text:a>) on GPU and CPU and compare the relative runtime performance. I plan to implement the ray casting algorithm discussed in the Wikipedia article.</text:p>
      <text:p text:style-name="Text_20_body">The ray casting algorithm works by counting the number of times an infinite ray cast through the point intersects the number of edges of a polygon. When the number of edge intersections is odd the point is within the polygon and when even the point is outside the polygon. There are some weird edge cases to handle such as a ray intersecting and parallel to an edge. Ultimately I think these edge cases may be an interesting opportunity to write branchless code (<text:a xlink:type="simple" xlink:href="https://youtu.be/bVJ-mWWL7cE" text:style-name="Internet_20_link" text:visited-style-name="Visited_20_Internet_20_Link">https://youtu.be/bVJ-mWWL7cE</text:a>). I came across this video while exploring how to handle the edge cases, and anticipate the concept will transfer well to the GPU and the performance benefits maybe more significant than on the CPU. Although I may need to fight the compiler to get the precise instructions in the branchless code I write.</text:p>
      <text:p text:style-name="Text_20_body">Nevertheless, in regard to performance comparison, I plan to use the c plus plus algorithms library and provide a parallel execution policy (<text:a xlink:type="simple" xlink:href="https://en.cppreference.com/w/cpp/algorithm" text:style-name="Internet_20_link" text:visited-style-name="Visited_20_Internet_20_Link">https://en.cppreference.com/w/cpp/algorithm</text:a></text:p>
      <text:p text:style-name="Text_20_body"><text:a xlink:type="simple" xlink:href="https://en.cppreference.com/w/cpp/algorithm/execution_policy_tag_t" text:style-name="Internet_20_link" text:visited-style-name="Visited_20_Internet_20_Link">https://en.cppreference.com/w/cpp/algorithm/execution_policy_tag_t</text:a>). The parallel execution policy is a new language feature I am interested in using and I think it will prove to be a neat comparison and great learning opportunity.</text:p>
      <text:p text:style-name="Text_20_body">Lastly, the problem of determining if a point is inside a polygon is very general. The reason I am interested in the problem is for a lidar application I work with. Lidar generates lots of point data very quickly and processing this data can be quite challenging.</text:p>
      <text:p text:style-name="Text_20_body">I plan to work on the project individually.</text:p>
      <text:p text:style-name="Text_20_body">Please let me know if this is an acceptable project.</text:p>
      <text:p text:style-name="Text_20_body">Thank you,</text:p>
      <text:p text:style-name="Text_20_body">Dan Vyenielo</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1T07:33:07.906000000</meta:creation-date>
    <dc:date>2021-11-11T08:09:51.842000000</dc:date>
    <meta:editing-duration>PT15M31S</meta:editing-duration>
    <meta:editing-cycles>3</meta:editing-cycles>
    <meta:generator>LibreOffice/7.1.7.2$Windows_X86_64 LibreOffice_project/c6a4e3954236145e2acb0b65f68614365aeee33f</meta:generator>
    <meta:document-statistic meta:table-count="0" meta:image-count="0" meta:object-count="0" meta:page-count="1" meta:paragraph-count="10" meta:word-count="299" meta:character-count="1879" meta:non-whitespace-character-count="1590"/>
  </office:meta>
</office:document-meta>
</file>